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ngsana New1" svg:font-family="'Angsana New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  <style:paragraph-properties style:writing-mode="lr-tb"/>
    </style:style>
    <style:style style:name="pr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>
      <style:graphic-properties draw:textarea-vertical-align="middle" fo:min-height="2.095cm"/>
      <style:paragraph-properties style:writing-mode="lr-tb"/>
    </style:style>
    <style:style style:name="pr6" style:family="presentation" style:parent-style-name="Default-outline1">
      <style:graphic-properties fo:min-height="12.102cm"/>
      <style:paragraph-properties style:writing-mode="lr-tb"/>
    </style:style>
    <style:style style:name="pr7" style:family="presentation" style:parent-style-name="Default-notes">
      <style:graphic-properties draw:fill-color="#ffffff" fo:min-height="11.381cm"/>
      <style:paragraph-properties style:writing-mode="lr-tb"/>
    </style:style>
    <style:style style:name="pr8" style:family="presentation" style:parent-style-name="Default-title">
      <style:graphic-properties fo:min-height="2.095cm"/>
      <style:paragraph-properties style:writing-mode="lr-tb"/>
    </style:style>
    <style:style style:name="pr9" style:family="presentation" style:parent-style-name="Default-title" style:list-style-name="L5">
      <style:graphic-properties fo:min-height="2.095cm"/>
      <style:paragraph-properties style:writing-mode="lr-tb"/>
    </style:style>
    <style:style style:name="pr10" style:family="presentation" style:parent-style-name="Default-title">
      <style:graphic-properties fo:min-height="3.049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.529cm" fo:margin-bottom="0cm" fo:text-align="start" fo:text-indent="0cm" style:punctuation-wrap="hanging" style:line-break="strict"/>
    </style:style>
    <style:style style:name="P6" style:family="paragraph">
      <style:paragraph-properties fo:margin-left="0cm" fo:margin-right="0cm" fo:margin-top="1cm" fo:margin-bottom="0cm" fo:text-indent="0cm" style:punctuation-wrap="hanging" style:line-break="strict"/>
    </style:style>
    <style:style style:name="P7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8" style:family="paragraph">
      <style:paragraph-properties fo:text-align="center"/>
      <style:text-properties fo:font-size="32pt" fo:font-style="italic" style:font-size-asian="32pt" style:font-style-asian="italic" style:font-size-complex="32pt" style:font-style-complex="italic"/>
    </style:style>
    <style:style style:name="P9" style:family="paragraph">
      <loext:graphic-properties draw:fill-color="#ffffff"/>
    </style:style>
    <style:style style:name="P10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1" style:family="paragraph">
      <style:paragraph-properties fo:margin-top="0.51cm" fo:margin-bottom="0cm">
        <style:tab-stops>
          <style:tab-stop style:position="0.95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2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10.048cm"/>
        </style:tab-stops>
      </style:paragraph-properties>
    </style:style>
    <style:style style:name="P13" style:family="paragraph">
      <style:paragraph-properties fo:margin-left="0.952cm" fo:margin-right="0cm" fo:margin-top="0.211cm" fo:margin-bottom="0cm" fo:line-height="100%" fo:text-align="center" fo:text-indent="-0.952cm" style:punctuation-wrap="hanging" style:line-break="strict">
        <style:tab-stops>
          <style:tab-stop style:position="10.048cm"/>
        </style:tab-stops>
      </style:paragraph-properties>
      <style:text-properties fo:font-size="36pt" style:text-underline-style="none" style:font-size-asian="36pt" style:font-size-complex="36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4" style:family="text">
      <style:text-properties fo:color="#000080" fo:font-size="26pt" fo:language="en" fo:country="US" fo:font-style="italic" style:text-underline-style="solid" style:text-underline-width="auto" style:text-underline-color="font-color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5" style:family="text">
      <style:text-properties fo:color="#000080" fo:font-size="26pt" fo:language="en" fo:country="US" fo:font-style="italic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000080"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8" style:family="text">
      <style:text-properties fo:font-size="32pt" fo:font-style="italic" style:text-underline-style="none" style:font-size-asian="32pt" style:font-style-asian="italic" style:font-size-complex="32pt" style:font-style-complex="italic"/>
    </style:style>
    <style:style style:name="T9" style:family="text">
      <style:text-properties fo:font-size="32pt" fo:font-style="normal" style:font-size-asian="32pt" style:font-style-asian="normal" style:font-size-complex="32pt" style:font-style-complex="normal"/>
    </style:style>
    <style:style style:name="T10" style:family="text">
      <style:text-properties fo:color="#808080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Liberation Mono"/>
    </style:style>
    <style:style style:name="T12" style:family="text">
      <style:text-properties fo:color="#000080" style:font-name="Liberation Mono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80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solid" style:text-underline-width="auto" style:text-underline-color="font-color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6pt" fo:font-style="normal" fo:text-shadow="none" style:text-underline-style="none" fo:font-weight="normal" fo:background-color="transparent" style:font-name-asian="Arial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none"/>
    </style:style>
    <style:style style:name="T19" style:family="text">
      <style:text-properties fo:color="#000080" style:font-name="Liberation Mono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view of Agile Values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user-transformed="true">
          <draw:text-box>
            <text:p>According to the Agile Alliance</text:p>
            <text:p/>
            <text:p><text:span text:style-name="T2">They should know... they invented it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Agile Values</text:span></text:p>
              </text:list-header>
            </text:list>
          </draw:text-box>
        </draw:frame>
        <draw:frame presentation:style-name="pr4" draw:text-style-name="P2" draw:layer="layout" svg:width="23.368cm" svg:height="12.401cm" svg:x="1.524cm" svg:y="3.888cm" presentation:class="outline" presentation:user-transformed="true">
          <draw:text-box>
            <text:p text:style-name="P5"><text:span text:style-name="T3">Agile developers value ...</text:span></text:p>
            <text:p text:style-name="P6"><text:span text:style-name="T4"><text:s text:c="28"/></text:span><text:span text:style-name="T5"><text:s/></text:span><text:span text:style-name="T5">over processes and tools</text:span></text:p>
            <text:p text:style-name="P6"><text:span text:style-name="T4"><text:s text:c="28"/></text:span><text:span text:style-name="T5"><text:s/></text:span><text:span text:style-name="T5">over comprehensive documentation</text:span></text:p>
            <text:p text:style-name="P6"><text:span text:style-name="T4"><text:s text:c="28"/></text:span><text:span text:style-name="T5"><text:s/></text:span><text:span text:style-name="T5">over contract negotiation</text:span></text:p>
            <text:p text:style-name="P6"><text:span text:style-name="T4"><text:s text:c="28"/></text:span><text:span text:style-name="T5"><text:s/></text:span><text:span text:style-name="T5">over following a plan</text:span></text:p>
            <text:list text:style-name="L3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 presentation:user-transformed="true">
          <draw:text-box>
            <text:p>What's the Top Priority?</text:p>
          </draw:text-box>
        </draw:frame>
        <draw:frame presentation:style-name="pr6" draw:text-style-name="P8" draw:layer="layout" svg:width="21.956cm" svg:height="12.352cm" svg:x="1.874cm" svg:y="3.889cm" presentation:class="outline">
          <draw:text-box>
            <text:list text:style-name="L2">
              <text:list-item>
                <text:p text:style-name="P8"><text:span text:style-name="T6">Our highest priority is to </text:span><text:span text:style-name="T7"><text:s text:c="29"/></text:span></text:p>
              </text:list-item>
              <text:list-item>
                <text:p text:style-name="P8"><text:span text:style-name="T6"><text:s/></text:span><text:span text:style-name="T6">through early and continuous delivery </text:span></text:p>
              </text:list-item>
              <text:list-item>
                <text:p text:style-name="P8"><text:span text:style-name="T6">of </text:span><text:span text:style-name="T7"><text:s text:c="35"/></text:span><text:span text:style-name="T6">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7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 presentation:user-transformed="true">
          <draw:text-box>
            <text:p>How to Measure Progress?</text:p>
          </draw:text-box>
        </draw:frame>
        <draw:frame presentation:style-name="pr6" draw:text-style-name="P8" draw:layer="layout" svg:width="21.956cm" svg:height="12.352cm" svg:x="1.874cm" svg:y="3.889cm" presentation:class="outline">
          <draw:text-box>
            <text:list text:style-name="L2">
              <text:list-item>
                <text:p text:style-name="P8"><text:span text:style-name="T6"><text:s/></text:span><text:span text:style-name="T7"><text:s text:c="29"/></text:span><text:span text:style-name="T8"><text:s/></text:span><text:span text:style-name="T8">is the</text:span></text:p>
              </text:list-item>
              <text:list-item>
                <text:p text:style-name="P8"><text:span text:style-name="T6"><text:s/></text:span><text:span text:style-name="T6">primary measure of progress.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9">They are not big fans of paper reports. :-)</text:span></text:p>
              </text:list-item>
            </text:list>
          </draw:text-box>
        </draw:frame>
        <presentation:notes draw:style-name="dp4">
          <draw:page-thumbnail draw:style-name="gr1" draw:layer="layout" svg:width="12.651cm" svg:height="9.476cm" svg:x="3.174cm" svg:y="1.905cm" draw:page-number="4" presentation:class="page"/>
          <draw:frame presentation:style-name="pr7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 presentation:user-transformed="true">
          <draw:text-box>
            <text:p>How to be more Agile?</text:p>
          </draw:text-box>
        </draw:frame>
        <draw:frame presentation:style-name="pr6" draw:text-style-name="P8" draw:layer="layout" svg:width="21.956cm" svg:height="12.352cm" svg:x="1.874cm" svg:y="3.889cm" presentation:class="outline">
          <draw:text-box>
            <text:list text:style-name="L2">
              <text:list-item>
                <text:p text:style-name="P8"><text:span text:style-name="T6">Continuous attention to </text:span><text:span text:style-name="T7"><text:s text:c="29"/></text:span></text:p>
              </text:list-item>
              <text:list-item>
                <text:p text:style-name="P8"><text:span text:style-name="T8"><text:s/></text:span><text:span text:style-name="T8">and </text:span><text:span text:style-name="T7"><text:s text:c="35"/></text:span><text:span text:style-name="T8"><text:s/></text:span></text:p>
              </text:list-item>
              <text:list-item>
                <text:p text:style-name="P8"><text:span text:style-name="T6"><text:s/></text:span><text:span text:style-name="T6">enhances agility.</text:span></text:p>
              </text:list-item>
              <text:list-item>
                <text:p text:style-name="P8"><text:span text:style-name="T10">(avoid technical debt)</text:span></text:p>
              </text:list-item>
              <text:list-item>
                <text:p text:style-name="P8"><text:span text:style-name="T9"/></text:p>
              </text:list-item>
              <text:list-item>
                <text:p text:style-name="P8"><text:span text:style-name="T9">and practice yoga every morning. :-)</text:span></text:p>
              </text:list-item>
            </text:list>
          </draw:text-box>
        </draw:frame>
        <presentation:notes draw:style-name="dp4">
          <draw:page-thumbnail draw:style-name="gr1" draw:layer="layout" svg:width="12.651cm" svg:height="9.476cm" svg:x="3.174cm" svg:y="1.905cm" draw:page-number="5" presentation:class="page"/>
          <draw:frame presentation:style-name="pr7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Good Explanation of Agile Principles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<text:span text:style-name="T11">https://www.smartsheet.com/comprehensive-guide-values-principles-agile-manifesto</text:span><text:span text:style-name="T12">#the-twelve-agile-manifesto-principles</text:span></text:p>
              </text:list-item>
              <text:list-item>
                <text:p/>
              </text:list-item>
              <text:list-item>
                <text:p>Link to this &amp; others is in</text:p>
              </text:list-item>
              <text:list-item>
                <text:p><text:span text:style-name="T11">https://cpske.github.io/ISP/agile/agile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7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Thai Income Tax</text:p>
          </draw:text-box>
        </draw:frame>
        <draw:frame presentation:style-name="pr6" draw:layer="layout" svg:width="22.306cm" svg:height="12.352cm" svg:x="1.824cm" svg:y="3.904cm" presentation:class="outline" presentation:user-transformed="true">
          <draw:text-box>
            <text:list text:style-name="L2">
              <text:list-item>
                <text:p>Terminology</text:p>
              </text:list-item>
              <text:list-item>
                <text:p/>
              </text:list-item>
              <text:list-item>
                <text:p>Income - รายได้, includes</text:p>
              </text:list-item>
              <text:list-item>
                <text:p>wages (ค่าจ้าง), salary (เงินเดือน), interest (ดอกเบี้ย), dividends (เงินปันผล), and more</text:p>
              </text:list-item>
              <text:list-item>
                <text:p/>
              </text:list-item>
              <text:list-item>
                <text:p>Tax withheld (ภาษีหัก ณ ที่จ่าย) - tax withheld by the source</text:p>
              </text:list-item>
              <text:list-item>
                <text:p><text:span text:style-name="T13">Salary (</text:span>เงินเดือน) - amount varies</text:p>
              </text:list-item>
            </text:list>
            <text:list text:style-name="L5">
              <text:list-item>
                <text:p text:style-name="P10"><text:span text:style-name="T13">I</text:span>nterest (ดอกเบี้ย) - may withhold 15% from some accounts</text:p>
              </text:list-item>
              <text:list-item>
                <text:p text:style-name="P10"><text:span text:style-name="T13">Dividend (</text:span>เงินปันผล) - TSD withholds 10%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7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Basic Income Tax Computation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Net taxable income (รายได้สุทธิ) =</text:p>
              </text:list-item>
              <text:list-item>
                <text:p/>
              </text:list-item>
              <text:list-item>
                <text:p><text:s/>Total income (may exclude interest &amp; dividends)</text:p>
              </text:list-item>
              <text:list-item>
                <text:p>- personal exemption <text:s text:c="2"/>60,000 Bt</text:p>
              </text:list-item>
              <text:list-item>
                <text:p>- expense allowance <text:s text:c="3"/>50% of wages/salary, max 100K</text:p>
              </text:list-item>
              <text:list-item>
                <text:p>- life insurance (เบี้ยประกันชีวิต)</text:p>
              </text:list-item>
              <text:list-item>
                <text:p>- social security (เบี้ยประกันสังคม)</text:p>
              </text:list-item>
              <text:list-item>
                <text:p>- Retirement Mutual Fund purchase (กองทุนรวมเลี้ยงชีพ)</text:p>
              </text:list-item>
              <text:list-item>
                <text:p>- Super Saver Fund (SSF) purchase</text:p>
              </text:list-item>
              <text:list-item>
                <text:p>- <text:span text:style-name="T2">many more</text:span> <text:s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7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Tax Rates</text:p>
          </draw:text-box>
        </draw:frame>
        <draw:frame presentation:style-name="pr6" draw:layer="layout" svg:width="21.956cm" svg:height="14.653cm" svg:x="1.874cm" svg:y="3.889cm" presentation:class="outline" presentation:user-transformed="true">
          <draw:text-box>
            <text:list text:style-name="L2">
              <text:list-item>
                <text:p>Interest: <text:s text:c="2"/>15% tax. <text:s/>For bank interest, if <text:span text:style-name="T14">total</text:span> is less than 20,000 Baht, then no tax.</text:p>
              </text:list-item>
              <text:list-item>
                <text:p text:style-name="P11">Dividends: 10% tax. <text:s/>Flat rate.</text:p>
              </text:list-item>
              <text:list-item>
                <text:p text:style-name="P11"><text:span text:style-name="T13">Ordinary Income (</text:span>ค่าจ้าง, เงินเดือน)</text:p>
              </text:list-item>
            </text:list>
            <text:list text:style-name="L5">
              <text:list-item>
                <text:p text:style-name="P12"><text:span text:style-name="T15">รายได้สุทธิ</text:span><text:span text:style-name="T13"><text:tab/></text:span><text:span text:style-name="T15"><text:tab/></text:span><text:span text:style-name="T16">ภาษี</text:span></text:p>
              </text:list-item>
              <text:list-item>
                <text:p text:style-name="P12">0 - 150,000<text:tab/>0</text:p>
              </text:list-item>
              <text:list-item>
                <text:p text:style-name="P12">150,000 - 300,000<text:tab/>5%</text:p>
              </text:list-item>
              <text:list-item>
                <text:p text:style-name="P12">300,000 - 500,000<text:tab/>10%</text:p>
              </text:list-item>
              <text:list-item>
                <text:p text:style-name="P12">500,000 - 750,000<text:tab/>15%</text:p>
              </text:list-item>
              <text:list-item>
                <text:p text:style-name="P12">750,000 - 1M<text:tab/>20%</text:p>
              </text:list-item>
              <text:list-item>
                <text:p text:style-name="P12">1M - 2M<text:tab/>25%</text:p>
              </text:list-item>
              <text:list-item>
                <text:p text:style-name="P12">2M - 4M<text:tab/>30%</text:p>
              </text:list-item>
              <text:list-item>
                <text:p text:style-name="P12">&gt; 4M<text:tab/>35%</text:p>
              </text:list-item>
            </text:list>
            <text:list text:style-name="L2"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7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text-style-name="P13" draw:layer="layout" svg:width="22.432cm" svg:height="2.355cm" svg:x="1.698cm" svg:y="0.722cm" presentation:class="title" presentation:user-transformed="true">
          <draw:text-box>
            <text:list text:style-name="L5">
              <text:list-item>
                <text:p text:style-name="P13"><text:span text:style-name="T17"><text:s/></text:span><text:span text:style-name="T17">ภาษีของรายได้สุทธิ</text:span><text:span text:style-name="T17">, </text:span><text:span text:style-name="T17">ดอกเบี้ย</text:span><text:span text:style-name="T17">, </text:span><text:span text:style-name="T17">และ <text:s/>เงินปันผล</text:span></text:p>
              </text:list-item>
            </text:list>
          </draw:text-box>
        </draw:frame>
        <draw:frame presentation:style-name="pr6" draw:layer="layout" svg:width="21.956cm" svg:height="12.352cm" svg:x="1.874cm" svg:y="3.889cm" presentation:class="outline" presentation:user-transformed="true">
          <draw:text-box>
            <text:list text:style-name="L2">
              <text:list-item>
                <text:p>Your Choice:</text:p>
              </text:list-item>
              <text:list-item>
                <text:p>1. Pay tax on interest (15%) and dividends (10%), and <text:span text:style-name="T16">exclude</text:span><text:span text:style-name="T18"> them from net income tax computation.</text:span></text:p>
              </text:list-item>
              <text:list-item>
                <text:p><text:span text:style-name="T18">2. </text:span><text:span text:style-name="T16">Include</text:span><text:span text:style-name="T18"> interest and/or dividends in regular income and use regular tax formula.</text:span></text:p>
              </text:list-item>
              <text:list-item>
                <text:p><text:span text:style-name="T18"/></text:p>
              </text:list-item>
              <text:list-item>
                <text:p><text:span text:style-name="T18">Why?</text:span></text:p>
              </text:list-item>
              <text:list-item>
                <text:p><text:span text:style-name="T18">If your </text:span><text:span text:style-name="T16">net</text:span><text:span text:style-name="T18"> income is low (&lt; 500,000 Bt) you pay </text:span><text:span text:style-name="T16">less tax</text:span><text:span text:style-name="T18"> by counting interest &amp; dividend as regular income.</text:span><text:span text:style-name="T18"> 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7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Simplified Tax Rules for Quiz</text:p>
          </draw:text-box>
        </draw:frame>
        <draw:frame presentation:style-name="pr6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>1. Only deduction is personal exemption (60,000). </text:p>
              </text:list-item>
              <text:list-item>
                <text:p/>
              </text:list-item>
              <text:list-item>
                <text:p>2. Only wages, interest, and dividends.</text:p>
              </text:list-item>
              <text:list-item>
                <text:p/>
              </text:list-item>
              <text:list-item>
                <text:p>Need to check: <text:s/>For bank interest, if you receive <text:line-break/>interest &gt; 20,000 Baht, is the <text:span text:style-name="T16">entire amount</text:span><text:span text:style-name="T18"> taxed or only the amount above 20,000 Baht?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7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Example</text:p>
          </draw:text-box>
        </draw:frame>
        <draw:frame presentation:style-name="pr6" draw:layer="layout" svg:width="22.306cm" svg:height="15.24cm" svg:x="1.524cm" svg:y="3.556cm" presentation:class="outline" presentation:user-transformed="true">
          <draw:text-box>
            <text:list text:style-name="L2">
              <text:list-item>
                <text:p>Fatalai Jon earned:</text:p>
              </text:list-item>
              <text:list-item>
                <text:p><text:span text:style-name="T11"><text:s text:c="33"/></text:span><text:span text:style-name="T11">จำนวนเงิน <text:s text:c="2"/>ภาษีหัก ณ ที่จ่าย <text:s text:c="14"/></text:span></text:p>
              </text:list-item>
              <text:list-item>
                <text:p><text:span text:style-name="T11">Wages from KU <text:s/></text:span><text:span text:style-name="T12">300,000</text:span><text:span text:style-name="T11"> <text:s text:c="3"/>5,800</text:span></text:p>
              </text:list-item>
              <text:list-item>
                <text:p><text:span text:style-name="T11">Gambling <text:s text:c="7"/></text:span><text:span text:style-name="T12">20,000</text:span><text:span text:style-name="T11"> <text:s text:c="7"/>0</text:span></text:p>
              </text:list-item>
              <text:list-item>
                <text:p><text:span text:style-name="T11">Bank interest <text:s text:c="2"/>12,500 <text:s text:c="7"/>0</text:span></text:p>
              </text:list-item>
              <text:list-item>
                <text:p><text:span text:style-name="T11">Dividends <text:s text:c="6"/>30,000 <text:s text:c="3"/>3,000</text:span></text:p>
              </text:list-item>
              <text:list-item>
                <text:p><text:span text:style-name="T11"/></text:p>
              </text:list-item>
              <text:list-item>
                <text:p><text:span text:style-name="T11">Net Income <text:s text:c="4"/></text:span><text:span text:style-name="T12">320,000</text:span><text:span text:style-name="T11"> - 60,000 = 260,000</text:span></text:p>
              </text:list-item>
              <text:list-item>
                <text:p><text:span text:style-name="T11">Tax on Income 5%*(260000-150000) = <text:s/>5,500</text:span></text:p>
              </text:list-item>
              <text:list-item>
                <text:p><text:span text:style-name="T11">Tax on Dividends <text:s/>10%x30,000 <text:s text:c="7"/>3,000</text:span></text:p>
              </text:list-item>
              <text:list-item>
                <text:p><text:span text:style-name="T12">Total Tax <text:s text:c="26"/></text:span><text:span text:style-name="T19">8,500</text:span></text:p>
              </text:list-item>
              <text:list-item>
                <text:p><text:span text:style-name="T19">Refund <text:s text:c="31"/>300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7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0" draw:layer="layout" svg:width="22.86cm" svg:height="3.309cm" svg:x="1.27cm" svg:y="-0.232cm" presentation:class="title" presentation:user-transformed="true">
          <draw:text-box>
            <text:p>Include Dividends as Ordinary Income</text:p>
          </draw:text-box>
        </draw:frame>
        <draw:frame presentation:style-name="pr6" draw:layer="layout" svg:width="22.306cm" svg:height="15.24cm" svg:x="1.524cm" svg:y="3.556cm" presentation:class="outline" presentation:user-transformed="true">
          <draw:text-box>
            <text:list text:style-name="L2">
              <text:list-item>
                <text:p>Fatalai Jon earned:</text:p>
              </text:list-item>
              <text:list-item>
                <text:p><text:span text:style-name="T11"><text:s text:c="33"/></text:span><text:span text:style-name="T11">จำนวนเงิน <text:s text:c="2"/>ภาษีหัก ณ ที่จ่าย <text:s text:c="14"/></text:span></text:p>
              </text:list-item>
              <text:list-item>
                <text:p><text:span text:style-name="T11">Wages from KU <text:s/>3</text:span><text:span text:style-name="T12">00,000</text:span><text:span text:style-name="T11"> <text:s text:c="3"/>5,800</text:span></text:p>
              </text:list-item>
              <text:list-item>
                <text:p><text:span text:style-name="T11">Gambling <text:s text:c="7"/></text:span><text:span text:style-name="T12">20,000</text:span><text:span text:style-name="T11"> <text:s text:c="7"/>0</text:span></text:p>
              </text:list-item>
              <text:list-item>
                <text:p><text:span text:style-name="T11">Bank interest <text:s text:c="2"/>12,500 <text:s text:c="7"/>0</text:span></text:p>
              </text:list-item>
              <text:list-item>
                <text:p><text:span text:style-name="T11">Dividends <text:s text:c="2"/>--&gt; </text:span><text:span text:style-name="T12">30,000</text:span><text:span text:style-name="T11"> <text:s text:c="3"/>3,000</text:span></text:p>
              </text:list-item>
              <text:list-item>
                <text:p><text:span text:style-name="T11">Total income <text:s text:c="2"/>3</text:span><text:span text:style-name="T19">50,000</text:span></text:p>
              </text:list-item>
              <text:list-item>
                <text:p><text:span text:style-name="T11">Net Income <text:s text:c="4"/>350,000 - 60,000 = 290,000</text:span></text:p>
              </text:list-item>
              <text:list-item>
                <text:p><text:span text:style-name="T11">Tax on Income 5%*(290000-150000) = <text:s/>7,000</text:span></text:p>
              </text:list-item>
              <text:list-item>
                <text:p><text:span text:style-name="T11">Tax on Dividends <text:s text:c="23"/>0</text:span></text:p>
              </text:list-item>
              <text:list-item>
                <text:p><text:span text:style-name="T12">Total Tax <text:s text:c="26"/></text:span><text:span text:style-name="T19">7,000</text:span></text:p>
              </text:list-item>
              <text:list-item>
                <text:p><text:span text:style-name="T19">Refund <text:s text:c="29"/>1,800</text:span></text:p>
              </text:list-item>
            </text:list>
          </draw:text-box>
        </draw:frame>
        <presentation:notes draw:style-name="dp4">
          <draw:page-thumbnail draw:style-name="gr1" draw:layer="layout" svg:width="12.651cm" svg:height="9.476cm" svg:x="3.174cm" svg:y="1.905cm" draw:page-number="13" presentation:class="page"/>
          <draw:frame presentation:style-name="pr7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Example</text:p>
          </draw:text-box>
        </draw:frame>
        <draw:frame presentation:style-name="pr6" draw:layer="layout" svg:width="22.306cm" svg:height="15.24cm" svg:x="1.524cm" svg:y="3.556cm" presentation:class="outline" presentation:user-transformed="true">
          <draw:text-box>
            <text:list text:style-name="L2">
              <text:list-item>
                <text:p>Taksin Shinawat earned:</text:p>
              </text:list-item>
              <text:list-item>
                <text:p><text:span text:style-name="T11"><text:s text:c="33"/></text:span><text:span text:style-name="T11">จำนวนเงิน <text:s text:c="10"/>ภาษีหัก ณ ที่จ่าย</text:span></text:p>
              </text:list-item>
              <text:list-item>
                <text:p><text:span text:style-name="T11">Salary <text:s text:c="9"/></text:span><text:span text:style-name="T12">8,000,000</text:span><text:span text:style-name="T11"> <text:s text:c="5"/>0</text:span></text:p>
              </text:list-item>
              <text:list-item>
                <text:p><text:span text:style-name="T11">Bank interest <text:s text:c="2"/>2,000,000 <text:s text:c="5"/>0</text:span></text:p>
              </text:list-item>
              <text:list-item>
                <text:p><text:span text:style-name="T11">Dividends <text:s text:c="5"/>40,000,000 <text:s text:c="5"/>0</text:span></text:p>
              </text:list-item>
              <text:list-item>
                <text:p><text:span text:style-name="T11"/></text:p>
              </text:list-item>
              <text:list-item>
                <text:p><text:span text:style-name="T11">Net Income <text:s/>8,000,000 - 60,000 = 7,940,000</text:span></text:p>
              </text:list-item>
              <text:list-item>
                <text:p><text:span text:style-name="T19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2.651cm" svg:height="9.476cm" svg:x="3.174cm" svg:y="1.905cm" draw:page-number="14" presentation:class="page"/>
          <draw:frame presentation:style-name="pr7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Taksin's Tax Computation</text:p>
          </draw:text-box>
        </draw:frame>
        <draw:frame presentation:style-name="pr6" draw:layer="layout" svg:width="22.306cm" svg:height="15.24cm" svg:x="1.524cm" svg:y="3.556cm" presentation:class="outline" presentation:user-transformed="true">
          <draw:text-box>
            <text:list text:style-name="L2">
              <text:list-item>
                <text:p><text:span text:style-name="T11">Net Income <text:s/>8,000,000 - 60,000 = 7,940,000</text:span></text:p>
              </text:list-item>
              <text:list-item>
                <text:p><text:span text:style-name="T11"/></text:p>
              </text:list-item>
              <text:list-item>
                <text:p><text:span text:style-name="T11">Tax = 5%*150,000 + 10%*200,000 </text:span></text:p>
              </text:list-item>
              <text:list-item>
                <text:p><text:span text:style-name="T11"><text:s text:c="6"/></text:span><text:span text:style-name="T11">+ 15%*250,000 + 20%*500,000</text:span></text:p>
              </text:list-item>
              <text:list-item>
                <text:p><text:span text:style-name="T11"><text:s text:c="6"/></text:span><text:span text:style-name="T11">+ 25%*1,000,000 + 30%*2,000,000</text:span></text:p>
              </text:list-item>
              <text:list-item>
                <text:p><text:span text:style-name="T11"><text:s text:c="6"/></text:span><text:span text:style-name="T11">+ 35%*(7,940,000 - 4,000,000)</text:span></text:p>
              </text:list-item>
              <text:list-item>
                <text:p><text:span text:style-name="T11"><text:s text:c="4"/></text:span><text:span text:style-name="T11">= </text:span></text:p>
              </text:list-item>
              <text:list-item>
                <text:p><text:span text:style-name="T19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2.651cm" svg:height="9.476cm" svg:x="3.174cm" svg:y="1.905cm" draw:page-number="15" presentation:class="page"/>
          <draw:frame presentation:style-name="pr7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 presentation:placeholder="true">
          <draw:text-box/>
        </draw:frame>
        <draw:frame presentation:style-name="pr6" draw:layer="layout" svg:width="21.956cm" svg:height="12.352cm" svg:x="1.874cm" svg:y="3.889cm" presentation:class="outline" presentation:placeholder="true">
          <draw:text-box/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7" draw:text-style-name="P9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ngsana New1" svg:font-family="'Angsana New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1" style:font-size-asian="24pt" style:language-asian="en" style:country-asian="US" style:font-name-complex="DejaVu Sans1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1" style:font-size-asian="12pt" style:language-asian="th" style:country-asian="TH" style:font-name-complex="DejaVu Sans1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Jim</dc:title>
    <meta:creation-date>2022-11-08T17:06:33.244375622</meta:creation-date>
    <meta:editing-cycles>4</meta:editing-cycles>
    <meta:editing-duration>PT1H16M15S</meta:editing-duration>
    <meta:generator>LibreOffice/6.4.7.2$Linux_X86_64 LibreOffice_project/40$Build-2</meta:generator>
    <dc:date>2022-11-08T18:22:49.235492782</dc:date>
    <meta:document-statistic meta:object-count="168"/>
  </office:meta>
</office:document-meta>
</file>